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adornments="Book" style:font-family-generic="modern" style:font-pitch="fixed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 fo:hyphenation-ladder-count="no-limit"/>
      <style:text-properties fo:hyphenate="true" fo:hyphenation-remain-char-count="2" fo:hyphenation-push-char-count="2"/>
    </style:style>
    <style:style style:name="P2" style:family="paragraph" style:parent-style-name="Standard" style:list-style-name="L1" style:master-page-name="">
      <style:paragraph-properties fo:text-align="justify" style:justify-single-word="false" fo:hyphenation-ladder-count="no-limit" style:page-number="auto"/>
      <style:text-properties fo:font-style="normal" style:font-style-asian="normal" style:font-style-complex="normal" fo:hyphenate="true" fo:hyphenation-remain-char-count="2" fo:hyphenation-push-char-count="2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Казанфар Гаджиев (30.05.2011)</text:h>
      <text:list xml:id="list1621805038" text:style-name="L1">
        <text:list-item>
          <text:p text:style-name="P2">Создать класс Dishes (посуда), характеризующийся двумя свойствами: вес и является ли данный предмет посуды вымытым, первое — только на чтение, второе — на чтение и запись. Предусмотреть конструктор для инициализации полей и метод преобразования к строке. Вес посуды не может быть отрицательным.</text:p>
        </text:list-item>
        <text:list-item>
          <text:p text:style-name="P1"><text:span text:style-name="T1">Создать класс Plate (тарелка), наследующий классу Dishes, характеризующийся одним свойством на чтение: глубина тарелки в миллиметрах. Предусмотреть конструктор для инициализации полей и метод преобразования к строке. Глубина тарелки не может быть меньше 30 миллиметров.</text:span></text:p>
        </text:list-item>
        <text:list-item>
          <text:p text:style-name="P1"><text:span text:style-name="T1">Создать класс PlateShelf (стойка с тарелками), хранящий список тарелок. В конструкторе задаётся максимальное количество тарелок на стойке. Определить методы для добавления тарелки и для поиска самой глубокой тарелки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adornments="Book" style:font-family-generic="modern" style:font-pitch="fixed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URW Chancery L" fo:font-size="18pt" fo:font-style="italic" fo:font-weight="normal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Код" style:family="text">
      <style:text-properties style:font-name="DejaVu Sans Mono" fo:font-size="10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0-12-28T22:09:54</meta:creation-date>
    <meta:generator>LibreOffice/3.3$Linux LibreOffice_project/330m19$Build-202</meta:generator>
    <dc:date>2011-05-29T23:47:33</dc:date>
    <dc:creator>Artem Pelenitsyn</dc:creator>
    <meta:editing-duration>PT2H14M43S</meta:editing-duration>
    <meta:editing-cycles>21</meta:editing-cycles>
    <meta:document-statistic meta:table-count="0" meta:image-count="0" meta:object-count="0" meta:page-count="1" meta:paragraph-count="4" meta:word-count="110" meta:character-count="814"/>
  </office:meta>
</office:document-meta>
</file>